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4.697cm" fo:margin-left="5.916cm" table:align="left"/>
    </style:style>
    <style:style style:name="Tabela1.A" style:family="table-column">
      <style:table-column-properties style:column-width="4.697cm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501f6" officeooo:paragraph-rsid="000501f6"/>
    </style:style>
    <style:style style:name="P2" style:family="paragraph" style:parent-style-name="Standard">
      <style:paragraph-properties fo:text-align="center" style:justify-single-word="false"/>
      <style:text-properties officeooo:rsid="000501f6" officeooo:paragraph-rsid="000501f6"/>
    </style:style>
    <style:style style:name="P3" style:family="paragraph" style:parent-style-name="Standard">
      <style:text-properties fo:font-weight="normal" officeooo:rsid="0018b2e7" officeooo:paragraph-rsid="000501f6" style:font-weight-asian="normal" style:font-weight-complex="normal"/>
    </style:style>
    <style:style style:name="P4" style:family="paragraph" style:parent-style-name="Standard" style:list-style-name="L14">
      <style:text-properties fo:font-weight="normal" officeooo:rsid="0018b2e7" officeooo:paragraph-rsid="000501f6" style:font-weight-asian="normal" style:font-weight-complex="normal"/>
    </style:style>
    <style:style style:name="P5" style:family="paragraph" style:parent-style-name="Standard" style:list-style-name="L15">
      <style:text-properties fo:font-weight="normal" officeooo:rsid="0018b2e7" officeooo:paragraph-rsid="000501f6" style:font-weight-asian="normal" style:font-weight-complex="normal"/>
    </style:style>
    <style:style style:name="P6" style:family="paragraph" style:parent-style-name="Standard" style:list-style-name="L16">
      <style:text-properties fo:font-weight="normal" officeooo:rsid="0018b2e7" officeooo:paragraph-rsid="000501f6" style:font-weight-asian="normal" style:font-weight-complex="normal"/>
    </style:style>
    <style:style style:name="P7" style:family="paragraph" style:parent-style-name="Standard" style:list-style-name="L17">
      <style:text-properties fo:font-weight="normal" officeooo:rsid="0018b2e7" officeooo:paragraph-rsid="000501f6" style:font-weight-asian="normal" style:font-weight-complex="normal"/>
    </style:style>
    <style:style style:name="P8" style:family="paragraph" style:parent-style-name="Standard" style:list-style-name="L18">
      <style:text-properties fo:font-weight="normal" officeooo:rsid="0018b2e7" officeooo:paragraph-rsid="000501f6" style:font-weight-asian="normal" style:font-weight-complex="normal"/>
    </style:style>
    <style:style style:name="P9" style:family="paragraph" style:parent-style-name="Standard" style:list-style-name="L19">
      <style:text-properties fo:font-weight="normal" officeooo:rsid="0018b2e7" officeooo:paragraph-rsid="000501f6" style:font-weight-asian="normal" style:font-weight-complex="normal"/>
    </style:style>
    <style:style style:name="P10" style:family="paragraph" style:parent-style-name="Standard" style:list-style-name="L20">
      <style:text-properties fo:font-weight="normal" officeooo:rsid="0018b2e7" officeooo:paragraph-rsid="000501f6" style:font-weight-asian="normal" style:font-weight-complex="normal"/>
    </style:style>
    <style:style style:name="P11" style:family="paragraph" style:parent-style-name="Standard" style:list-style-name="L21">
      <style:text-properties fo:font-weight="normal" officeooo:rsid="0018b2e7" officeooo:paragraph-rsid="000501f6" style:font-weight-asian="normal" style:font-weight-complex="normal"/>
    </style:style>
    <style:style style:name="P12" style:family="paragraph" style:parent-style-name="Standard" style:list-style-name="L22">
      <style:text-properties fo:font-weight="normal" officeooo:rsid="0018b2e7" officeooo:paragraph-rsid="000501f6" style:font-weight-asian="normal" style:font-weight-complex="normal"/>
    </style:style>
    <style:style style:name="P13" style:family="paragraph" style:parent-style-name="Standard" style:list-style-name="L23">
      <style:text-properties fo:font-weight="normal" officeooo:rsid="0018b2e7" officeooo:paragraph-rsid="000501f6" style:font-weight-asian="normal" style:font-weight-complex="normal"/>
    </style:style>
    <style:style style:name="P14" style:family="paragraph" style:parent-style-name="Standard" style:list-style-name="L24">
      <style:text-properties fo:font-weight="normal" officeooo:rsid="0018b2e7" officeooo:paragraph-rsid="000501f6" style:font-weight-asian="normal" style:font-weight-complex="normal"/>
    </style:style>
    <style:style style:name="P15" style:family="paragraph" style:parent-style-name="Standard" style:list-style-name="L25">
      <style:text-properties fo:font-weight="normal" officeooo:rsid="0018b2e7" officeooo:paragraph-rsid="000501f6" style:font-weight-asian="normal" style:font-weight-complex="normal"/>
    </style:style>
    <style:style style:name="P16" style:family="paragraph" style:parent-style-name="Standard" style:list-style-name="L26">
      <style:text-properties fo:font-weight="normal" officeooo:rsid="001ce941" officeooo:paragraph-rsid="00051e7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ce941" officeooo:paragraph-rsid="00051e7c" style:font-weight-asian="normal" style:font-weight-complex="normal"/>
    </style:style>
    <style:style style:name="P18" style:family="paragraph" style:parent-style-name="Standard" style:list-style-name="L36">
      <style:text-properties fo:font-weight="normal" officeooo:rsid="001ce941" officeooo:paragraph-rsid="00051e7c" style:font-weight-asian="normal" style:font-weight-complex="normal"/>
    </style:style>
    <style:style style:name="P19" style:family="paragraph" style:parent-style-name="Standard" style:list-style-name="L37">
      <style:text-properties fo:font-weight="normal" officeooo:rsid="001ce941" officeooo:paragraph-rsid="00051e7c" style:font-weight-asian="normal" style:font-weight-complex="normal"/>
    </style:style>
    <style:style style:name="P20" style:family="paragraph" style:parent-style-name="Standard" style:list-style-name="L38">
      <style:text-properties fo:font-weight="normal" officeooo:rsid="001ce941" officeooo:paragraph-rsid="00051e7c" style:font-weight-asian="normal" style:font-weight-complex="normal"/>
    </style:style>
    <style:style style:name="P21" style:family="paragraph" style:parent-style-name="Standard" style:list-style-name="L39">
      <style:text-properties fo:font-weight="normal" officeooo:rsid="001ce941" officeooo:paragraph-rsid="00051e7c" style:font-weight-asian="normal" style:font-weight-complex="normal"/>
    </style:style>
    <style:style style:name="P22" style:family="paragraph" style:parent-style-name="Standard" style:list-style-name="L40">
      <style:text-properties fo:font-weight="normal" officeooo:rsid="001ce941" officeooo:paragraph-rsid="00051e7c" style:font-weight-asian="normal" style:font-weight-complex="normal"/>
    </style:style>
    <style:style style:name="P23" style:family="paragraph" style:parent-style-name="Standard" style:list-style-name="L41">
      <style:text-properties fo:font-weight="normal" officeooo:rsid="001ce941" officeooo:paragraph-rsid="00051e7c" style:font-weight-asian="normal" style:font-weight-complex="normal"/>
    </style:style>
    <style:style style:name="P24" style:family="paragraph" style:parent-style-name="Standard" style:list-style-name="L42">
      <style:text-properties fo:font-weight="normal" officeooo:rsid="001ce941" officeooo:paragraph-rsid="00051e7c" style:font-weight-asian="normal" style:font-weight-complex="normal"/>
    </style:style>
    <style:style style:name="P25" style:family="paragraph" style:parent-style-name="Standard" style:list-style-name="L43">
      <style:text-properties fo:font-weight="normal" officeooo:rsid="001ce941" officeooo:paragraph-rsid="00051e7c" style:font-weight-asian="normal" style:font-weight-complex="normal"/>
    </style:style>
    <style:style style:name="P26" style:family="paragraph" style:parent-style-name="Standard" style:list-style-name="L44">
      <style:text-properties fo:font-weight="normal" officeooo:rsid="001ce941" officeooo:paragraph-rsid="00051e7c" style:font-weight-asian="normal" style:font-weight-complex="normal"/>
    </style:style>
    <style:style style:name="P27" style:family="paragraph" style:parent-style-name="Standard">
      <style:text-properties fo:font-weight="normal" officeooo:rsid="001ce941" officeooo:paragraph-rsid="00051e7c" style:font-weight-asian="normal" style:font-weight-complex="normal"/>
    </style:style>
    <style:style style:name="P28" style:family="paragraph" style:parent-style-name="Standard">
      <style:text-properties fo:font-weight="normal" officeooo:rsid="001ddf8f" officeooo:paragraph-rsid="00051e7c" style:font-weight-asian="normal" style:font-weight-complex="normal"/>
    </style:style>
    <style:style style:name="P29" style:family="paragraph" style:parent-style-name="Standard">
      <style:text-properties fo:font-weight="normal" officeooo:rsid="003d2e86" officeooo:paragraph-rsid="00051e7c" style:font-weight-asian="normal" style:font-weight-complex="normal"/>
    </style:style>
    <style:style style:name="P30" style:family="paragraph" style:parent-style-name="Standard" style:list-style-name="L1">
      <style:text-properties fo:font-weight="bold" officeooo:rsid="0018b2e7" officeooo:paragraph-rsid="000501f6" style:font-weight-asian="bold" style:font-weight-complex="bold"/>
    </style:style>
    <style:style style:name="P31" style:family="paragraph" style:parent-style-name="Standard" style:list-style-name="L14">
      <style:text-properties fo:font-weight="bold" officeooo:rsid="0018b2e7" officeooo:paragraph-rsid="000501f6" style:font-weight-asian="bold" style:font-weight-complex="bold"/>
    </style:style>
    <style:style style:name="P32" style:family="paragraph" style:parent-style-name="Standard" style:list-style-name="L15">
      <style:text-properties fo:font-weight="bold" officeooo:rsid="0018b2e7" officeooo:paragraph-rsid="000501f6" style:font-weight-asian="bold" style:font-weight-complex="bold"/>
    </style:style>
    <style:style style:name="P33" style:family="paragraph" style:parent-style-name="Standard" style:list-style-name="L16">
      <style:text-properties fo:font-weight="bold" officeooo:rsid="0018b2e7" officeooo:paragraph-rsid="000501f6" style:font-weight-asian="bold" style:font-weight-complex="bold"/>
    </style:style>
    <style:style style:name="P34" style:family="paragraph" style:parent-style-name="Standard" style:list-style-name="L17">
      <style:text-properties fo:font-weight="bold" officeooo:rsid="0018b2e7" officeooo:paragraph-rsid="000501f6" style:font-weight-asian="bold" style:font-weight-complex="bold"/>
    </style:style>
    <style:style style:name="P35" style:family="paragraph" style:parent-style-name="Standard" style:list-style-name="L18">
      <style:text-properties fo:font-weight="bold" officeooo:rsid="0018b2e7" officeooo:paragraph-rsid="000501f6" style:font-weight-asian="bold" style:font-weight-complex="bold"/>
    </style:style>
    <style:style style:name="P36" style:family="paragraph" style:parent-style-name="Standard" style:list-style-name="L19">
      <style:text-properties fo:font-weight="bold" officeooo:rsid="0018b2e7" officeooo:paragraph-rsid="000501f6" style:font-weight-asian="bold" style:font-weight-complex="bold"/>
    </style:style>
    <style:style style:name="P37" style:family="paragraph" style:parent-style-name="Standard" style:list-style-name="L20">
      <style:text-properties fo:font-weight="bold" officeooo:rsid="0018b2e7" officeooo:paragraph-rsid="000501f6" style:font-weight-asian="bold" style:font-weight-complex="bold"/>
    </style:style>
    <style:style style:name="P38" style:family="paragraph" style:parent-style-name="Standard" style:list-style-name="L21">
      <style:text-properties fo:font-weight="bold" officeooo:rsid="0018b2e7" officeooo:paragraph-rsid="000501f6" style:font-weight-asian="bold" style:font-weight-complex="bold"/>
    </style:style>
    <style:style style:name="P39" style:family="paragraph" style:parent-style-name="Standard" style:list-style-name="L22">
      <style:text-properties fo:font-weight="bold" officeooo:rsid="0018b2e7" officeooo:paragraph-rsid="000501f6" style:font-weight-asian="bold" style:font-weight-complex="bold"/>
    </style:style>
    <style:style style:name="P40" style:family="paragraph" style:parent-style-name="Standard" style:list-style-name="L23">
      <style:text-properties fo:font-weight="bold" officeooo:rsid="0018b2e7" officeooo:paragraph-rsid="000501f6" style:font-weight-asian="bold" style:font-weight-complex="bold"/>
    </style:style>
    <style:style style:name="P41" style:family="paragraph" style:parent-style-name="Standard" style:list-style-name="L25">
      <style:text-properties fo:font-weight="bold" officeooo:rsid="0018b2e7" officeooo:paragraph-rsid="000501f6" style:font-weight-asian="bold" style:font-weight-complex="bold"/>
    </style:style>
    <style:style style:name="P42" style:family="paragraph" style:parent-style-name="Standard">
      <style:text-properties fo:font-weight="bold" officeooo:rsid="0018b2e7" officeooo:paragraph-rsid="000501f6" style:font-weight-asian="bold" style:font-weight-complex="bold"/>
    </style:style>
    <style:style style:name="P43" style:family="paragraph" style:parent-style-name="Standard">
      <style:text-properties fo:font-weight="bold" officeooo:rsid="001ddf8f" officeooo:paragraph-rsid="000501f6" style:font-weight-asian="bold" style:font-weight-complex="bold"/>
    </style:style>
    <style:style style:name="P44" style:family="paragraph" style:parent-style-name="Standard">
      <style:text-properties fo:font-weight="bold" officeooo:rsid="001ddf8f" officeooo:paragraph-rsid="00051e7c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weight="bold" officeooo:rsid="000501f6" officeooo:paragraph-rsid="000501f6" style:font-weight-asian="bold" style:font-weight-complex="bold"/>
    </style:style>
    <style:style style:name="P46" style:family="paragraph" style:parent-style-name="Standard" style:list-style-name="L26">
      <style:text-properties fo:font-weight="bold" officeooo:rsid="001ce941" officeooo:paragraph-rsid="00051e7c" style:font-weight-asian="bold" style:font-weight-complex="bold"/>
    </style:style>
    <style:style style:name="P47" style:family="paragraph" style:parent-style-name="Standard" style:list-style-name="L36">
      <style:text-properties fo:font-weight="bold" officeooo:rsid="001ce941" officeooo:paragraph-rsid="00051e7c" style:font-weight-asian="bold" style:font-weight-complex="bold"/>
    </style:style>
    <style:style style:name="P48" style:family="paragraph" style:parent-style-name="Standard" style:list-style-name="L37">
      <style:text-properties fo:font-weight="bold" officeooo:rsid="001ce941" officeooo:paragraph-rsid="00051e7c" style:font-weight-asian="bold" style:font-weight-complex="bold"/>
    </style:style>
    <style:style style:name="P49" style:family="paragraph" style:parent-style-name="Standard" style:list-style-name="L38">
      <style:text-properties fo:font-weight="bold" officeooo:rsid="001ce941" officeooo:paragraph-rsid="00051e7c" style:font-weight-asian="bold" style:font-weight-complex="bold"/>
    </style:style>
    <style:style style:name="P50" style:family="paragraph" style:parent-style-name="Standard" style:list-style-name="L39">
      <style:text-properties fo:font-weight="bold" officeooo:rsid="001ce941" officeooo:paragraph-rsid="00051e7c" style:font-weight-asian="bold" style:font-weight-complex="bold"/>
    </style:style>
    <style:style style:name="P51" style:family="paragraph" style:parent-style-name="Standard" style:list-style-name="L40">
      <style:text-properties fo:font-weight="bold" officeooo:rsid="001ce941" officeooo:paragraph-rsid="00051e7c" style:font-weight-asian="bold" style:font-weight-complex="bold"/>
    </style:style>
    <style:style style:name="P52" style:family="paragraph" style:parent-style-name="Standard" style:list-style-name="L41">
      <style:text-properties fo:font-weight="bold" officeooo:rsid="001ce941" officeooo:paragraph-rsid="00051e7c" style:font-weight-asian="bold" style:font-weight-complex="bold"/>
    </style:style>
    <style:style style:name="P53" style:family="paragraph" style:parent-style-name="Standard" style:list-style-name="L42">
      <style:text-properties fo:font-weight="bold" officeooo:rsid="001ce941" officeooo:paragraph-rsid="00051e7c" style:font-weight-asian="bold" style:font-weight-complex="bold"/>
    </style:style>
    <style:style style:name="P54" style:family="paragraph" style:parent-style-name="Standard" style:list-style-name="L43">
      <style:text-properties fo:font-weight="bold" officeooo:rsid="001ce941" officeooo:paragraph-rsid="00051e7c" style:font-weight-asian="bold" style:font-weight-complex="bold"/>
    </style:style>
    <style:style style:name="P55" style:family="paragraph" style:parent-style-name="Standard" style:list-style-name="L44">
      <style:text-properties fo:font-weight="bold" officeooo:rsid="001ce941" officeooo:paragraph-rsid="00051e7c" style:font-weight-asian="bold" style:font-weight-complex="bold"/>
    </style:style>
    <style:style style:name="P56" style:family="paragraph" style:parent-style-name="Standard">
      <style:text-properties fo:font-weight="bold" officeooo:rsid="001ce941" officeooo:paragraph-rsid="00051e7c" style:font-weight-asian="bold" style:font-weight-complex="bold"/>
    </style:style>
    <style:style style:name="P57" style:family="paragraph" style:parent-style-name="Standard" style:list-style-name="L1">
      <style:text-properties officeooo:rsid="0018b2e7" officeooo:paragraph-rsid="000501f6"/>
    </style:style>
    <style:style style:name="P58" style:family="paragraph" style:parent-style-name="Standard">
      <style:text-properties officeooo:rsid="0018b2e7" officeooo:paragraph-rsid="000501f6"/>
    </style:style>
    <style:style style:name="P59" style:family="paragraph" style:parent-style-name="Standard" style:list-style-name="L21">
      <style:text-properties officeooo:paragraph-rsid="000501f6"/>
    </style:style>
    <style:style style:name="P60" style:family="paragraph" style:parent-style-name="Standard">
      <style:text-properties officeooo:paragraph-rsid="000501f6"/>
    </style:style>
    <style:style style:name="P61" style:family="paragraph" style:parent-style-name="Standard">
      <style:paragraph-properties fo:text-align="center" style:justify-single-word="false"/>
      <style:text-properties fo:font-size="16pt" fo:font-weight="bold" officeooo:rsid="000501f6" officeooo:paragraph-rsid="000501f6" style:font-size-asian="16pt" style:font-weight-asian="bold" style:font-size-complex="16pt" style:font-weight-complex="bold"/>
    </style:style>
    <style:style style:name="P62" style:family="paragraph" style:parent-style-name="Standard">
      <style:text-properties officeooo:rsid="001ce941" officeooo:paragraph-rsid="00051e7c"/>
    </style:style>
    <style:style style:name="P63" style:family="paragraph" style:parent-style-name="Table_20_Contents">
      <style:paragraph-properties fo:text-align="center" style:justify-single-word="false"/>
      <style:text-properties officeooo:rsid="001e7df7" officeooo:paragraph-rsid="00051e7c"/>
    </style:style>
    <style:style style:name="T1" style:family="text">
      <style:text-properties officeooo:rsid="001910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b2e7" style:font-weight-asian="normal" style:font-weight-complex="normal"/>
    </style:style>
    <style:style style:name="T4" style:family="text">
      <style:text-properties fo:font-weight="normal" officeooo:rsid="0039f8bc" style:font-weight-asian="normal" style:font-weight-complex="normal"/>
    </style:style>
    <style:style style:name="T5" style:family="text">
      <style:text-properties fo:font-weight="normal" officeooo:rsid="001d312e" style:font-weight-asian="normal" style:font-weight-complex="normal"/>
    </style:style>
    <style:style style:name="T6" style:family="text">
      <style:text-properties fo:font-weight="normal" officeooo:rsid="001ddf8f" style:font-weight-asian="normal" style:font-weight-complex="normal"/>
    </style:style>
    <style:style style:name="T7" style:family="text">
      <style:text-properties fo:font-weight="normal" officeooo:rsid="001e7df7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b2e7" style:font-weight-asian="bold" style:font-weight-complex="bold"/>
    </style:style>
    <style:style style:name="T10" style:family="text">
      <style:text-properties officeooo:rsid="0052ed58"/>
    </style:style>
    <style:style style:name="T11" style:family="text">
      <style:text-properties officeooo:rsid="001d312e"/>
    </style:style>
    <style:style style:name="T12" style:family="text">
      <style:text-properties officeooo:rsid="001ddf8f"/>
    </style:style>
    <style:style style:name="T13" style:family="text">
      <style:text-properties officeooo:rsid="001e7df7"/>
    </style:style>
    <style:style style:name="T14" style:family="text">
      <style:text-properties officeooo:rsid="00051e7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Francisco das C. T. dos Santos</text:p>
      <text:p text:style-name="P2">Julho de 2022</text:p>
      <text:p text:style-name="P2"/>
      <text:p text:style-name="P61">Questões <text:span text:style-name="T14">JSON</text:span></text:p>
      <text:p text:style-name="P1"/>
      <text:p text:style-name="P56">Ano: 2019 Banca: FCC Órgão: TRF - 4ª REGIÃO Prova: FCC - 2019 - TRF - 4ª REGIÃO - Analista Judiciário - Sistemas de Tecnologia da Informação</text:p>
      <text:p text:style-name="P27">Considere o código abaixo, que utiliza JSON.</text:p>
      <text:p text:style-name="P27"/>
      <text:p text:style-name="P27">&lt;body&gt;</text:p>
      <text:p text:style-name="P27"><text:tab/>&lt;p id="area"&gt;&lt;/p&gt;</text:p>
      <text:p text:style-name="P27"><text:tab/>&lt;script&gt;</text:p>
      <text:p text:style-name="P27"><text:tab/><text:tab/>var pessoa, x;</text:p>
      <text:p text:style-name="P27"><text:tab/><text:tab/>pessoa = {"nome":"Paulo";, "idade":45, "cargo":"Gerente"};</text:p>
      <text:p text:style-name="P27"><text:tab/><text:tab/>for(____I___){</text:p>
      <text:p text:style-name="P27"><text:tab/><text:tab/><text:tab/>document.getElementbyId("area").innerHTML += ____II____ + "&lt;br&gt;";</text:p>
      <text:p text:style-name="P27"><text:tab/><text:tab/>}</text:p>
      <text:p text:style-name="P27">&lt;/script&gt;</text:p>
      <text:p text:style-name="P27">&lt;/body&gt;</text:p>
      <text:p text:style-name="P27"/>
      <text:p text:style-name="P27">Para exibir os valores contidos no objeto pessoa, as lacunas I e II devem ser corretamente preenchidas por</text:p>
      <text:p text:style-name="P27"/>
      <text:list xml:id="list378810828" text:style-name="L26">
        <text:list-item>
          <text:p text:style-name="P46">x in pessoa e pessoa[x]</text:p>
        </text:list-item>
        <text:list-item>
          <text:p text:style-name="P16">x=0; x&lt;=pessoa.length; x++ e pessoa[x]</text:p>
        </text:list-item>
        <text:list-item>
          <text:p text:style-name="P16">x to pessoa e x[nome]+x[idade]+x[cargo]</text:p>
        </text:list-item>
        <text:list-item>
          <text:p text:style-name="P16">x=0;x&lt;=pessoa.eof();x++ e pessoa(x)</text:p>
        </text:list-item>
        <text:list-item>
          <text:p text:style-name="P16">x in pessoa e x</text:p>
        </text:list-item>
      </text:list>
      <text:p text:style-name="P27"/>
      <text:p text:style-name="P56">Ano: 2017 Banca: CESPE / CEBRASPE Órgão: TRE-PE Prova: CESPE - 2017 - TRE-PE - Analista <text:s/>Judiciário - Análise de Sistemas</text:p>
      <text:p text:style-name="P27">Assinale a opção que indica a descrição correta de um array denominado empregados que contenha três objetos compostos pelo registro do primeiro e do último nome de um empregado em uma matriz J<text:span text:style-name="T10">S</text:span>ON. </text:p>
      <text:p text:style-name="P27"/>
      <text:p text:style-name="P62"><text:span text:style-name="T5">a) </text:span><text:span text:style-name="T2">'empregados':(</text:span></text:p>
      <text:p text:style-name="P27"><text:tab/>[PrimeiroNome:'Marina',</text:p>
      <text:p text:style-name="P27"><text:tab/>UltimoNome:'Barbosa'],</text:p>
      <text:p text:style-name="P27"><text:tab/>[PrimeiroNome:'Paloma',</text:p>
      <text:p text:style-name="P27"><text:tab/>UltimoNome:'Duarte'],</text:p>
      <text:p text:style-name="P27"><text:tab/>[PrimeiroNome:'Emanuelle',</text:p>
      <text:p text:style-name="P27"><text:tab/>UltimoNome:'Araújo']</text:p>
      <text:p text:style-name="P27">)</text:p>
      <text:p text:style-name="P27"/>
      <text:p text:style-name="P62"><text:span text:style-name="T5">b) </text:span><text:span text:style-name="T2">empregados:{</text:span></text:p>
      <text:p text:style-name="P27"><text:tab/>("PrimeiroNome":"Marina",</text:p>
      <text:p text:style-name="P27"><text:tab/>"UltimoNome":"Barbosa"),</text:p>
      <text:p text:style-name="P27"><text:tab/>("PrimeiroNome":"Paloma",</text:p>
      <text:p text:style-name="P27"><text:tab/>"UltimoNome":"Duarte"),</text:p>
      <text:p text:style-name="P27"><text:soft-page-break/><text:tab/>("PrimeiroNome":"Emanuelle",</text:p>
      <text:p text:style-name="P27"><text:tab/>"UltimoNome":"Araújo"),</text:p>
      <text:p text:style-name="P27">}</text:p>
      <text:p text:style-name="P62"><text:span text:style-name="T5">c) </text:span><text:span text:style-name="T2">empregados:{</text:span></text:p>
      <text:p text:style-name="P27"><text:tab/>['PrimeiroNome':"Marina",</text:p>
      <text:p text:style-name="P27"><text:tab/>'UltimoNome':"Barbosa"],</text:p>
      <text:p text:style-name="P27"><text:tab/>['PrimeiroNome':"Paloma",</text:p>
      <text:p text:style-name="P27"><text:tab/>'UltimoNome':"Duarte"],</text:p>
      <text:p text:style-name="P27"><text:tab/>['PrimeiroNome':"Emanuelle",</text:p>
      <text:p text:style-name="P27"><text:tab/>'UltimoNome':"Araújo"]</text:p>
      <text:p text:style-name="P27">}</text:p>
      <text:p text:style-name="P27"/>
      <text:p text:style-name="P56"><text:span text:style-name="T11">d) </text:span>empregados:[</text:p>
      <text:p text:style-name="P56"><text:tab/>{"PrimeiroNome":"Marina",</text:p>
      <text:p text:style-name="P56"><text:tab/>"UltimoNome":"Barbosa"},</text:p>
      <text:p text:style-name="P56"><text:tab/>{"PrimeiroNome":"Paloma",</text:p>
      <text:p text:style-name="P56"><text:tab/>"UltimoNome":"Duarte"},</text:p>
      <text:p text:style-name="P56"><text:tab/>{"PrimeiroNome":"Emanuelle",</text:p>
      <text:p text:style-name="P56"><text:tab/>"UltimoNome":"Araújo"}</text:p>
      <text:p text:style-name="P56">]</text:p>
      <text:p text:style-name="P27"/>
      <text:p text:style-name="P62"><text:span text:style-name="T5">e) </text:span><text:span text:style-name="T2">empregados:[</text:span></text:p>
      <text:p text:style-name="P27"><text:tab/>{PrimeiroNome:'Marina',</text:p>
      <text:p text:style-name="P27"><text:tab/>UltimoNome:'Barbosa'},</text:p>
      <text:p text:style-name="P27"><text:tab/>{PrimeiroNome:'Paloma',</text:p>
      <text:p text:style-name="P27"><text:tab/>UltimoNome:'Duarte'},</text:p>
      <text:p text:style-name="P27"><text:tab/>{PrimeiroNome:'Emanuelle',</text:p>
      <text:p text:style-name="P27"><text:tab/>UltimoNome:'Araújo'}</text:p>
      <text:p text:style-name="P27">]</text:p>
      <text:p text:style-name="P27"/>
      <text:p text:style-name="P56">Ano: 2015 Banca: CESPE / CEBRASPE Órgão: STJ Prova: CESPE - 2015 - STJ - Analista Judiciário - Análise de Sistemas de Informação</text:p>
      <text:p text:style-name="P27"/>
      <text:p text:style-name="P27">Julgue o item que se segue acerca de HTML5, CSS3 e JSon.</text:p>
      <text:p text:style-name="P27"/>
      <text:p text:style-name="P27">JSON (JavaScript Object Notation) é um formato de arquivo de texto para troca de dados em que um objeto é um conjunto de pares nome/valor.</text:p>
      <text:p text:style-name="P27"/>
      <text:p text:style-name="P44">Certo</text:p>
      <text:p text:style-name="P27"/>
      <text:p text:style-name="P56">Ano: 2015 Banca: CESPE / CEBRASPE Órgão: TRE-MT Prova: CESPE / CEBRASPE - 2015 - TRE-MT - Técnico Judiciário - Programação de Sistemas</text:p>
      <text:p text:style-name="P27">Assinale a opção que apresenta corretamente um conteúdo com a notação JSON (JavaScript Object Notation).</text:p>
      <text:p text:style-name="P27"/>
      <text:p text:style-name="P28">A)</text:p>
      <text:p text:style-name="P27">Bob Moore USA Columbia 1985</text:p>
      <text:p text:style-name="P27">Jimmy Greaves UK CBS 1988</text:p>
      <text:p text:style-name="P27">John Barnes USA Rich CA 1982</text:p>
      <text:p text:style-name="P27"><text:soft-page-break/></text:p>
      <text:p text:style-name="P28">B)</text:p>
      <text:p text:style-name="P27">nome,pais,origem, ano</text:p>
      <text:p text:style-name="P27">Bob Moore,USA,Columbia,1985</text:p>
      <text:p text:style-name="P27">Jimmy Greaves,UK,CBS,1988</text:p>
      <text:p text:style-name="P27">John Barnes,USA,Rich CA,1982</text:p>
      <text:p text:style-name="P27"/>
      <text:p text:style-name="P62"><text:span text:style-name="T2">C</text:span><text:span text:style-name="T6">)</text:span></text:p>
      <text:p text:style-name="P27">&lt;jogador&gt;</text:p>
      <text:p text:style-name="P27"><text:s text:c="3"/>&lt;nome&gt;Bob Moore &lt;/nome&gt;</text:p>
      <text:p text:style-name="P27"><text:s text:c="3"/>&lt;pais&gt;USA &lt;/pais&gt;</text:p>
      <text:p text:style-name="P27"><text:s text:c="3"/>&lt;origem&gt;Columbia &lt;/origem&gt;</text:p>
      <text:p text:style-name="P27"><text:s text:c="3"/>&lt;ano&gt;1985&lt;/ano&gt;</text:p>
      <text:p text:style-name="P27">&lt;/jogador&gt;</text:p>
      <text:p text:style-name="P27">&lt;jogador&gt;</text:p>
      <text:p text:style-name="P27"><text:s text:c="3"/>&lt;nome&gt;Jimmy Greaves &lt;/nome&gt;</text:p>
      <text:p text:style-name="P27"><text:s text:c="3"/>&lt;pais&gt;UK &lt;/pais&gt;</text:p>
      <text:p text:style-name="P27"><text:s text:c="3"/>&lt;origem&gt;CBS&lt;/origem&gt;</text:p>
      <text:p text:style-name="P27"><text:s text:c="3"/>&lt;ano&gt;1988&lt;/ano&gt;</text:p>
      <text:p text:style-name="P27">&lt;/jogador&gt;</text:p>
      <text:p text:style-name="P27">&lt;jogador&gt;</text:p>
      <text:p text:style-name="P27"><text:s text:c="3"/>&lt;nome&gt;John Barnes &lt;/nome&gt;</text:p>
      <text:p text:style-name="P27"><text:s text:c="3"/>&lt;pais&gt;USA&lt;/ano&gt;</text:p>
      <text:p text:style-name="P27"><text:s text:c="3"/>&lt;origem&gt;Rich CA &lt;/origem&gt;</text:p>
      <text:p text:style-name="P27"><text:s text:c="3"/>&lt;ano&gt;1982&lt;/ano&gt;</text:p>
      <text:p text:style-name="P27">&lt;/jogador&gt;2</text:p>
      <text:p text:style-name="P27"/>
      <text:p text:style-name="P56">D<text:span text:style-name="T12">)</text:span></text:p>
      <text:p text:style-name="P56">{"jogador":[</text:p>
      <text:p text:style-name="P56">{"nome":"Bob Moore","pais":"USA","origem":"Columbia","ano":"1985"},</text:p>
      <text:p text:style-name="P56">{"nome":"Jimmy Greaves","pais":"UK","origem":"CBS","ano":"1988"},</text:p>
      <text:p text:style-name="P56">{"nome":"John Barnes","pais":"USA","origem":"Rich CA","ano":"1982"}</text:p>
      <text:p text:style-name="P56">] }</text:p>
      <text:p text:style-name="P56"/>
      <text:p text:style-name="P62"><text:span text:style-name="T2">E</text:span><text:span text:style-name="T6">)</text:span></text:p>
      <text:p text:style-name="P27">[jogador] =&gt;</text:p>
      <text:p text:style-name="P27"><text:s text:c="9"/>(</text:p>
      <text:p text:style-name="P27"><text:s text:c="14"/>[0] =&gt; <text:s text:c="24"/>(</text:p>
      <text:p text:style-name="P27"><text:s text:c="24"/>[nome] =&gt; Bob Moore</text:p>
      <text:p text:style-name="P27"><text:s text:c="24"/>[pais] =&gt; USA</text:p>
      <text:p text:style-name="P27"><text:s text:c="24"/>[origem] =&gt; Columbia</text:p>
      <text:p text:style-name="P27"><text:s text:c="24"/>[ano] =&gt; 1985</text:p>
      <text:p text:style-name="P27"><text:s text:c="19"/>)</text:p>
      <text:p text:style-name="P27"><text:s text:c="14"/>[1] =&gt; <text:s text:c="24"/>(</text:p>
      <text:p text:style-name="P27"><text:s text:c="24"/>[nome] =&gt; Jimmy Greaves</text:p>
      <text:p text:style-name="P27"><text:s text:c="24"/>[pais] =&gt; UK</text:p>
      <text:p text:style-name="P27"><text:s text:c="24"/>[origem] =&gt; CBS</text:p>
      <text:p text:style-name="P27"><text:s text:c="24"/>[ano] =&gt; 1988</text:p>
      <text:p text:style-name="P27"><text:s text:c="19"/>)</text:p>
      <text:p text:style-name="P27"><text:soft-page-break/><text:s text:c="14"/>[2] =&gt; <text:s text:c="25"/>(</text:p>
      <text:p text:style-name="P27"><text:s text:c="25"/>[nome] =&gt; John Barnes</text:p>
      <text:p text:style-name="P27"><text:s text:c="25"/>[pais] =&gt; USA</text:p>
      <text:p text:style-name="P27"><text:s text:c="25"/>[origem] =&gt; Rich CA</text:p>
      <text:p text:style-name="P27"><text:s text:c="25"/>[ano] =&gt; 1982</text:p>
      <text:p text:style-name="P27"><text:s text:c="20"/>)</text:p>
      <text:p text:style-name="P27"><text:s text:c="9"/>)</text:p>
      <text:p text:style-name="P27"/>
      <text:p text:style-name="P56">Ano: 2015 Banca: CESPE / CEBRASPE Órgão: TRE-MT Prova: CESPE - 2015 - TRE-MT - Analista Judiciário - Análise de Sistemas</text:p>
      <text:p text:style-name="P27">Assinale a opção que apresenta corretamente um objetivo seguido de uma representação em JSON (JavaScript Object Notation).</text:p>
      <text:p text:style-name="P27"/>
      <text:list xml:id="list1443032570" text:style-name="L36">
        <text:list-item>
          <text:p text:style-name="P18">Representar o ano de 2015: ano:= [2015]</text:p>
        </text:list-item>
        <text:list-item>
          <text:p text:style-name="P47">Representar a cotação do dólar: "dolar": 3.87</text:p>
        </text:list-item>
        <text:list-item>
          <text:p text:style-name="P18">Representar a projeção do PIB brasileiro negativo: {PIB-BR}= -3[%]</text:p>
        </text:list-item>
        <text:list-item>
          <text:p text:style-name="P18">Representar valor booleano: {recessão}:= [true]</text:p>
        </text:list-item>
        <text:list-item>
          <text:p text:style-name="P18">Representar array de strings: {“[DF],[MT],[MS],[AM]”}</text:p>
        </text:list-item>
      </text:list>
      <text:p text:style-name="P27"/>
      <text:p text:style-name="P56">Ano: 2019 Banca: CESPE / CEBRASPE Órgão: TJ-AM Prova: CESPE / CEBRASPE - 2019 - TJ-AM - Analista Judiciário - Analista de Sistemas</text:p>
      <text:p text:style-name="P27">Com relação a desenvolvimento em Java para Web, julgue o item que se segue.</text:p>
      <text:p text:style-name="P27"/>
      <text:p text:style-name="P27">Um objeto representado em JSON é constituído por um nome e por um valor, de modo que cada ocorrência dessa dupla (nome/valor) está restrita a dados em formato de texto.</text:p>
      <text:p text:style-name="P27"/>
      <text:p text:style-name="P28"><text:span text:style-name="T8">Certo</text:span> </text:p>
      <text:p text:style-name="P27"/>
      <text:p text:style-name="P56">Ano: 2020 Banca: CESPE / CEBRASPE Órgão: TJ-PA Prova: CESPE - 2020 - TJ-PA - Analista Judiciário - Programador</text:p>
      <text:p text:style-name="P27">No que tange ao uso de serviços da API REST, a arquitetura JWT é um modelo utilizado para</text:p>
      <text:p text:style-name="P27"/>
      <text:list xml:id="list2068485926" text:style-name="L37">
        <text:list-item>
          <text:p text:style-name="P19">conectar a uma fonte de dados remota.</text:p>
        </text:list-item>
        <text:list-item>
          <text:p text:style-name="P48">autenticar e validar o acesso ao serviço através de um token.</text:p>
        </text:list-item>
        <text:list-item>
          <text:p text:style-name="P19">realizar envio de dados através de arquivos JSON.</text:p>
        </text:list-item>
        <text:list-item>
          <text:p text:style-name="P19">fazer autenticação através de um usuário e senha.</text:p>
        </text:list-item>
        <text:list-item>
          <text:p text:style-name="P19">sincronizar as informações entre cliente e servidor.</text:p>
        </text:list-item>
      </text:list>
      <text:p text:style-name="P27"/>
      <text:p text:style-name="P56">Ano: 2014 Banca: FGV Órgão: TJ-GO Prova: FGV - 2014 - TJ-GO - Analista Judiciário - Análise de Sistemas - Desenvolvimento</text:p>
      <text:p text:style-name="P27">Como resposta a uma requisição AJAX, o script executando no servidor envia para o cliente a cadeia de caracteres seguinte, no formato JSON:</text:p>
      <text:p text:style-name="P27"/>
      <text:p text:style-name="P27">{"nome": "Ypojuca", "id": 1503, "xy": [1,4]}</text:p>
      <text:p text:style-name="P27"/>
      <text:p text:style-name="P27">Em Javascript, o campo do objeto XMLHttpRequest onde essa cadeia é recebida é:</text:p>
      <text:p text:style-name="P27"/>
      <text:list xml:id="list329811837" text:style-name="L38">
        <text:list-item>
          <text:p text:style-name="P49">responseText;</text:p>
        </text:list-item>
        <text:list-item>
          <text:p text:style-name="P20">serverResponse;</text:p>
        </text:list-item>
        <text:list-item>
          <text:p text:style-name="P20"><text:soft-page-break/>responseString;</text:p>
        </text:list-item>
        <text:list-item>
          <text:p text:style-name="P20">JSONResponse;</text:p>
        </text:list-item>
        <text:list-item>
          <text:p text:style-name="P20">JSONResponseString.</text:p>
        </text:list-item>
      </text:list>
      <text:p text:style-name="P56"/>
      <text:p text:style-name="P56">Ano: 2015 Banca: FGV Órgão: TCM-SP Prova: FGV - 2015 - TCM-SP - Agente de Fiscalização - Tecnologia da Informação</text:p>
      <text:p text:style-name="P27">Como resposta a uma requisição AJAX, o script executando no servidor envia para o cliente a cadeia de caracteres seguinte, no formato JSON:</text:p>
      <text:p text:style-name="P27"/>
      <text:p text:style-name="P27"><text:s text:c="19"/>{ "nome":"Martin", "id":1299, "v":[3,2] }</text:p>
      <text:p text:style-name="P27"/>
      <text:p text:style-name="P27">que é recebida no seguinte campo do objeto XMLHttpRequest, em Javascript: </text:p>
      <text:p text:style-name="P27"/>
      <text:list xml:id="list4101528418" text:style-name="L39">
        <text:list-item>
          <text:p text:style-name="P21">responseString;</text:p>
        </text:list-item>
        <text:list-item>
          <text:p text:style-name="P21">serverResponse;</text:p>
        </text:list-item>
        <text:list-item>
          <text:p text:style-name="P50">responseText;</text:p>
        </text:list-item>
        <text:list-item>
          <text:p text:style-name="P21">JSONResponse;</text:p>
        </text:list-item>
        <text:list-item>
          <text:p text:style-name="P21">JSONResponseString.</text:p>
        </text:list-item>
      </text:list>
      <text:p text:style-name="P56"/>
      <text:p text:style-name="P56">Ano: 2018 Banca: SUGEP - UFRPE Órgão: UFRPE Prova: SUGEP - UFRPE - 2018 - UFRPE - Analista de Tecnologia da Informação - Sistemas</text:p>
      <text:p text:style-name="P27">Como resposta a uma requisição AJAX, o script executando no servidor envia para o cliente a cadeia de caracteres seguinte, no formato JSON:</text:p>
      <text:p text:style-name="P27">{ "nome":"Rodrigo", "id":8723, "v":[-1,2] }</text:p>
      <text:p text:style-name="P27"/>
      <text:p text:style-name="P27">que é recebida no seguinte campo do objeto XMLHttpRequest, em Javascript:</text:p>
      <text:p text:style-name="P27"/>
      <text:list xml:id="list2921420666" text:style-name="L40">
        <text:list-item>
          <text:p text:style-name="P22">responseString</text:p>
        </text:list-item>
        <text:list-item>
          <text:p text:style-name="P22">serverResponse</text:p>
        </text:list-item>
        <text:list-item>
          <text:p text:style-name="P51">responseText</text:p>
        </text:list-item>
        <text:list-item>
          <text:p text:style-name="P22">JSONResponse</text:p>
        </text:list-item>
        <text:list-item>
          <text:p text:style-name="P22">JSONResponseString</text:p>
        </text:list-item>
      </text:list>
      <text:p text:style-name="P56"/>
      <text:p text:style-name="P56">Ano: 2018 Banca: CESPE / CEBRASPE Órgão: STM Prova: CESPE - 2018 - STM - Analista Judiciário - Análise de Sistemas</text:p>
      <text:p text:style-name="P27">A respeito de construção de sistemas, julgue o item subsequente.</text:p>
      <text:p text:style-name="P27"/>
      <text:p text:style-name="P27">O protocolo JSON é derivado da linguagem de programação Java e sua utilização é restrita a sistemas desenvolvidos em Java ou JavaScript.</text:p>
      <text:p text:style-name="P27"/>
      <text:p text:style-name="P44">Errado</text:p>
      <text:p text:style-name="P27"/>
      <text:p text:style-name="P56">Ano: 2015 Banca: CESPE / CEBRASPE Órgão: TJ-DFT Prova: CESPE - 2015 - TJ-DFT - Analista Judiciário - Analista de Sistemas</text:p>
      <text:p text:style-name="P27">A linguagem Java, amplamente utilizada em programação web, permite que o desenvolvedor seja independente de fornecedores de software, uma vez que Java é um software livre. Com referência a esse assunto, julgue o item subsecutivo.</text:p>
      <text:p text:style-name="P27"/>
      <text:p text:style-name="P27"><text:soft-page-break/>A tecnologia JSON (Java Script Object Notation) é uma especialização do formato XML para representação de dados.</text:p>
      <text:p text:style-name="P27"/>
      <text:p text:style-name="P44">Errado</text:p>
      <text:p text:style-name="P27"/>
      <text:p text:style-name="P56">Ano: 2013 Banca: CESPE / CEBRASPE Órgão: TRT - 8ª Região (PA e AP) Prova: CESPE - 2013 - TRT - 8ª Região (PA e AP) - Analista Judiciário - Tecnologia da Informação</text:p>
      <text:p text:style-name="P27">Acerca de sistemas de desenvolvimento web, assinale a opção correta.</text:p>
      <text:p text:style-name="P27"/>
      <text:list xml:id="list3795491888" text:style-name="L41">
        <text:list-item>
          <text:p text:style-name="P52">Servlet é uma classe do Java que possibilita ampliar os recursos de servidores web, desenvolvida para permitir conteúdos dinâmicos orientados ao usuário.</text:p>
        </text:list-item>
        <text:list-item>
          <text:p text:style-name="P23">Para utilizar bancos de dados relacionais em aplicações desenvolvidas em JSP, é obrigatória a utilização do Hibernate, que é um framework que realiza o mapeamento objeto/relacional.</text:p>
        </text:list-item>
        <text:list-item>
          <text:p text:style-name="P23">O Ajax permite interagir com dados textuais nos formatos UTF-8 e XML, porém restringe o acesso a JSON (Java Script Object Notation) e a bancos de dados relacionais.</text:p>
        </text:list-item>
        <text:list-item>
          <text:p text:style-name="P23">No XMLHttpRequest, utilizado para trocar dados com um servidor, com o intuito de melhorar sua usabilidade, o método open ( ) aceita somente requisições no modo asynchronous.</text:p>
        </text:list-item>
        <text:list-item>
          <text:p text:style-name="P23">O JSF (Java Server Faces) permite usar tags customizadas limitadas a páginas JSP, com vistas a encapsular a segurança na forma nativa do acesso aos JavaBeans.</text:p>
        </text:list-item>
      </text:list>
      <text:p text:style-name="P27"/>
      <text:p text:style-name="P56">Ano: 2020 Banca: COMPERVE Órgão: TJ-RN Prova: COMPERVE - 2020 - TJ-RN - Analista de Suporte Pleno - Banco de Dados</text:p>
      <text:p text:style-name="P27">JSON é um formato de dados utilizado para representação e troca de dados entre sistemas, possuindo estrutura própria de representação, que difere da representação usada em banco de dados relacionais. No Microsoft SQL SERVER 2016 em diante, para manipular/apresentar dados JSON em um formato tabular, utiliza-se a função</text:p>
      <text:p text:style-name="P27"/>
      <text:list xml:id="list3962326547" text:style-name="L42">
        <text:list-item>
          <text:p text:style-name="P24">FROMJSON</text:p>
        </text:list-item>
        <text:list-item>
          <text:p text:style-name="P53">OPENJSON</text:p>
        </text:list-item>
        <text:list-item>
          <text:p text:style-name="P24">AS_JSON</text:p>
        </text:list-item>
        <text:list-item>
          <text:p text:style-name="P24">READ_JSON</text:p>
        </text:list-item>
      </text:list>
      <text:p text:style-name="P27"/>
      <text:p text:style-name="P56">Ano: 2022 Banca: CESPE / CEBRASPE Órgão: TCE-RJ Prova: CESPE / CEBRASPE - 2022 - TCE-RJ - Analista de Controle Externo</text:p>
      <text:p text:style-name="P27">Julgue o item subsequente, a respeito dos padrões XML, XSLT, SOAP, REST e JSON. </text:p>
      <text:p text:style-name="P27"/>
      <text:p text:style-name="P27">JSON é uma alternativa ao XML para representar dados, baseado em texto e com pares nome e valor para representar as informações. </text:p>
      <text:p text:style-name="P27"/>
      <text:p text:style-name="P28"><text:span text:style-name="T8">Certo</text:span> </text:p>
      <text:p text:style-name="P27"/>
      <text:p text:style-name="P56">Ano: 2022 Banca: CESPE / CEBRASPE Órgão: TCE-RJ Prova: CESPE / CEBRASPE - 2022 - TCE-RJ - Analista de Controle Externo</text:p>
      <text:p text:style-name="P27">Julgue o item subsequente, a respeito dos padrões XML, XSLT, SOAP, REST e JSON. </text:p>
      <text:p text:style-name="P27"/>
      <text:p text:style-name="P27">A linguagem XSLT é utilizada para converter um documento XML em uma página HTML ou em outro documento XML.</text:p>
      <text:p text:style-name="P27"/>
      <text:p text:style-name="P44">Certo</text:p>
      <text:p text:style-name="P56"><text:soft-page-break/>Ano: 2020 Banca: COMPERVE Órgão: TJ-RN Prova: COMPERVE - 2020 - TJ-RN - Analista de Sistemas Sênior</text:p>
      <text:p text:style-name="P27">Considere a seguinte instrução SQL, utilizando o T-SQL do Microsoft SQL Server 2016.</text:p>
      <text:p text:style-name="P27"/>
      <text:p text:style-name="P27">SELECT PessoaID, Nome, Email, Telefone AS 'Contato Telefônico'</text:p>
      <text:p text:style-name="P27">FROM Application.Pessoa ORDER BY PessoaID ASC &lt;INSTRUÇÃO&gt;;</text:p>
      <text:p text:style-name="P27"/>
      <text:p text:style-name="P27">Para retornar o resultado da consulta em formato JSON, o trecho constante como &lt;INSTRUÇÃO&gt; deve ser substituído por</text:p>
      <text:p text:style-name="P27"/>
      <text:list xml:id="list793039001" text:style-name="L43">
        <text:list-item>
          <text:p text:style-name="P25">JSON.PATH</text:p>
        </text:list-item>
        <text:list-item>
          <text:p text:style-name="P25">AS JSON PATH</text:p>
        </text:list-item>
        <text:list-item>
          <text:p text:style-name="P54">FOR JSON PATH</text:p>
        </text:list-item>
        <text:list-item>
          <text:p text:style-name="P25">TO JSON.PATH</text:p>
        </text:list-item>
      </text:list>
      <text:p text:style-name="P27"/>
      <text:p text:style-name="P56">Ano: 2022 Banca: CESPE / CEBRASPE Órgão: TCE-RJ Prova: CESPE / CEBRASPE - 2022 - TCE-RJ - Analista de Controle Externo</text:p>
      <text:p text:style-name="P27">Julgue o item subsequente, a respeito dos padrões XML, XSLT, SOAP, REST e JSON. </text:p>
      <text:p text:style-name="P27"/>
      <text:p text:style-name="P27">O padrão REST é utilizado na implementação de serviços web, em que cada método é identificado por uma URL única. </text:p>
      <text:p text:style-name="P27"/>
      <text:p text:style-name="P44">Errado</text:p>
      <text:p text:style-name="P27"/>
      <text:p text:style-name="P56">Ano: 2015 Banca: CESPE / CEBRASPE Órgão: STJ Prova: CESPE - 2015 - STJ - Analista Judiciário - Análise de Sistemas de Informação</text:p>
      <text:p text:style-name="P27">Julgue o item que se segue acerca de HTML5, CSS3 e JSon.</text:p>
      <text:p text:style-name="P27"/>
      <text:p text:style-name="P27">A tag definida a seguir é obrigatória na especificação de uma página que utilize HTML5.</text:p>
      <text:p text:style-name="P27"/>
      <text:p text:style-name="P27">&lt;!DOCTYPE HTML PUBLIC "-//W3C//DTD HTML 5. //PT"</text:p>
      <text:p text:style-name="P27"><text:s text:c="26"/>"h t t p:/ /www. w3.org/ TR /html5 /strict.dtd"&gt;</text:p>
      <text:p text:style-name="P27"/>
      <text:p text:style-name="P27"/>
      <text:p text:style-name="P56">Ano: 2013 Banca: CESPE / CEBRASPE Órgão: TRT - 17ª Região (ES) Prova: CESPE - 2013 - TRT - 17ª Região (ES) - Técnico Judiciário - Tecnologia da Informação</text:p>
      <text:p text:style-name="P27">O objeto XMLHttpRequest permite recuperar dados do servidor web em segundo plano. Esses dados podem ser recebidos do servidor por meio de JSON, XML, HTML ou como texto puro.</text:p>
      <text:p text:style-name="P27"/>
      <text:p text:style-name="P44">Errado</text:p>
      <text:p text:style-name="P27"/>
      <text:p text:style-name="P56">Ano: 2022 Banca: CESPE / CEBRASPE Órgão: TCE-RJ Prova: CESPE / CEBRASPE - 2022 - TCE-RJ - Analista de Controle Externo</text:p>
      <text:p text:style-name="P27">Julgue o item subsequente, a respeito dos padrões XML, XSLT, SOAP, REST e JSON. </text:p>
      <text:p text:style-name="P27"/>
      <text:p text:style-name="P27">SOAP é um protocolo baseado em arquivos HTML que permite a comunicação entre aplicativos através da Internet. <text:s/></text:p>
      <text:p text:style-name="P27"/>
      <text:p text:style-name="P44">Errado</text:p>
      <text:p text:style-name="P56"><text:soft-page-break/>Ano: 2021 Banca: CESPE / CEBRASPE Órgão: TCE-RJ Provas: CESPE / CEBRASPE - 2021 - TCE-RJ - Analista de Controle Externo - Especialidade: Ciências Contábeis </text:p>
      <text:p text:style-name="P27">Com relação a dado, informação, conhecimento e inteligência, julgue o item que se segue.</text:p>
      <text:p text:style-name="P27"/>
      <text:p text:style-name="P27">O portal brasileiro de dados abertos (www.dados.gov.br) disponibiliza diversos conjuntos de dados em formatos PDF, CSV, HTML e JSON.</text:p>
      <text:p text:style-name="P27"/>
      <text:p text:style-name="P44">Certo</text:p>
      <text:p text:style-name="P27"/>
      <text:p text:style-name="P56">Ano: 2020 Banca: COMPERVE Órgão: TJ-RN Prova: COMPERVE - 2020 - TJ-RN - Administrador de Sites</text:p>
      <text:p text:style-name="P27">O banco de dados MySQL é gratuito e muito popular ao redor do mundo. Nesse contexto, analise o código a seguir:</text:p>
      <text:p text:style-name="P17">CREATE TABLE tabelax (jdoc JSON);</text:p>
      <text:p text:style-name="P27"/>
      <text:p text:style-name="P27">Após a execução desse código, na versão 8 do MySQL, constata-se que</text:p>
      <text:p text:style-name="P27"/>
      <text:list xml:id="list835789140" text:style-name="L44">
        <text:list-item>
          <text:p text:style-name="P26">será exibido um erro e não será criada a tabela.</text:p>
        </text:list-item>
        <text:list-item>
          <text:p text:style-name="P26">será criado um campo do tipo JSON na tabelax.</text:p>
        </text:list-item>
        <text:list-item>
          <text:p text:style-name="P26">será exibido um erro e será criada uma tabela vazia.</text:p>
        </text:list-item>
        <text:list-item>
          <text:p text:style-name="P55">será criado um campo do tipo longtext na tabelax.</text:p>
        </text:list-item>
      </text:list>
      <text:p text:style-name="P27"/>
      <text:p text:style-name="P56">Ano: 2015 Banca: CESPE / CEBRASPE Órgão: STJ Prova: CESPE - 2015 - STJ - Analista Judiciário - Análise de Sistemas de Informação</text:p>
      <text:p text:style-name="P27">Julgue o item que se segue acerca de HTML5, CSS3 e Json. Considere uma página HTML cujo código seja o apresentado a seguir.</text:p>
      <text:p text:style-name="P27"/>
      <text:p text:style-name="P27">&lt;!doctype html&gt;</text:p>
      <text:p text:style-name="P27">&lt;html&gt;</text:p>
      <text:p text:style-name="P27"><text:s text:c="4"/>&lt;header&gt;</text:p>
      <text:p text:style-name="P27"><text:s text:c="9"/>&lt;style&gt;</text:p>
      <text:p text:style-name="P27"><text:s text:c="10"/>h2{</text:p>
      <text:p text:style-name="P27"><text:s text:c="17"/>display: inline;</text:p>
      <text:p text:style-name="P27"><text:s text:c="10"/>}</text:p>
      <text:p text:style-name="P27"><text:s text:c="10"/>&lt;/style&gt;</text:p>
      <text:p text:style-name="P27"><text:s text:c="4"/>&lt;/header&gt;</text:p>
      <text:p text:style-name="P27"><text:s text:c="4"/>&lt;body&gt;</text:p>
      <text:p text:style-name="P27"><text:s text:c="9"/>&lt;h1&gt;Titulo&lt;/h1&gt;</text:p>
      <text:p text:style-name="P27"><text:s text:c="9"/>&lt;h2&gt;Subtitulo&lt;/h2&gt;</text:p>
      <text:p text:style-name="P27"><text:s text:c="4"/>&lt;/body&gt;</text:p>
      <text:p text:style-name="P27"><text:s/>&lt;/html&gt; </text:p>
      <text:p text:style-name="P27"/>
      <text:p text:style-name="P27">Nessa situação, será apresentado em um navegador o seguinte resultado:</text:p>
      <text:p text:style-name="P2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3">Titulo Subtitulo</text:p>
          </table:table-cell>
        </table:table-row>
      </table:table>
      <text:p text:style-name="P27"/>
      <text:p text:style-name="P29">Certo <text:span text:style-name="T8">Errado</text:span></text:p>
      <text:p text:style-name="P29"/>
      <text:p text:style-name="P56"><text:soft-page-break/>Ano: 2016 Banca: CESPE / CEBRASPE Órgão: TRT - 8ª Região (PA e AP) Prova: CESPE - 2016 - TRT - 8ª Região (PA e AP) - Técnico Judiciário - Tecnologia da Informação</text:p>
      <text:p text:style-name="P27">&lt;time&gt; <text:s text:c="7"/>&lt;jogador&gt; <text:s text:c="12"/>&lt;nome&gt;Bob Moore&lt;/nome&gt; <text:s text:c="12"/>&lt;pais&gt;USA&lt;/pais&gt; <text:s text:c="12"/>&lt;origem&gt;Columbia&lt;/origem&gt; <text:s text:c="12"/>&lt;ano&gt;1985&lt;/ano&gt; <text:s text:c="8"/>&lt;/jogador&gt; <text:s text:c="8"/>&lt;jogador&gt; <text:s text:c="12"/>&lt;nome&gt;Jimmy Greaves&lt;/nome&gt; <text:s text:c="12"/>&lt;pais&gt;UK&lt;/pais&gt; <text:s text:c="12"/>&lt;origem&gt;CBS&lt;/origem&gt; <text:s text:c="12"/>&lt;ano&gt;1988&lt;/ano&gt; <text:s text:c="7"/>&lt;/jogador&gt; <text:s text:c="7"/>&lt;jogador&gt; <text:s text:c="12"/>&lt;nome&gt;John Barnes&lt;/nome&gt; <text:s text:c="12"/>&lt;pais&gt;USA&lt;/pais&gt; <text:s text:c="12"/>&lt;origem&gt;Rich CA&lt;/origem&gt; <text:s text:c="12"/>&lt;ano&gt;1982&lt;/ano&gt; <text:s text:c="6"/>&lt;/jogador&gt; &lt;/time&gt;</text:p>
      <text:p text:style-name="P27">Considerando o arquivo XML, assinale a opção que apresenta o conteúdo JSON associado, com os mesmos nomes de atributos e seus conteúdos e com a sintaxe correta.</text:p>
      <text:p text:style-name="P27"/>
      <text:p text:style-name="P62"><text:span text:style-name="T2">A</text:span><text:span text:style-name="T7">)</text:span></text:p>
      <text:p text:style-name="P27">{jogador:[</text:p>
      <text:p text:style-name="P27">{nome:Bob Moore,pais:USA,origem:Columbia, ano:1985},</text:p>
      <text:p text:style-name="P27">{nome:Jimmy Greaves,pais:UK,origem:CBS , ano:1988},</text:p>
      <text:p text:style-name="P27">{nome:John Barnes,pais:USA,origem:Rich CA, ano:1982}</text:p>
      <text:p text:style-name="P27">] }</text:p>
      <text:p text:style-name="P27"/>
      <text:p text:style-name="P62"><text:span text:style-name="T2">B</text:span><text:span text:style-name="T7">)</text:span></text:p>
      <text:p text:style-name="P27">{"jogador":[</text:p>
      <text:p text:style-name="P27">{"nome":"BobMoore":"/nome","pais":"USA":"/pais","origem":"Columbia":"/origem"," ano":"1985":"/ano"},</text:p>
      <text:p text:style-name="P27">{"nome":"Jimmy Greaves":"/nome","pais":"UK":"/pais","origem":"CBS ":"/origem"," ano":"1988":"/ano"},</text:p>
      <text:p text:style-name="P27">{"nome":"John Barnes":"/nome","pais":"USA":"/pais","origem":"Rich CA":"/origem"," ano":"1982":"/ano"}</text:p>
      <text:p text:style-name="P27">]"/jogador"}</text:p>
      <text:p text:style-name="P27"/>
      <text:p text:style-name="P56">C<text:span text:style-name="T13">)</text:span></text:p>
      <text:p text:style-name="P56">{"jogador":[</text:p>
      <text:p text:style-name="P56">{"nome":"Bob Moore","pais":"USA","origem":"Columbia"," ano":"1985"},</text:p>
      <text:p text:style-name="P56">{"nome":"Jimmy Greaves","pais":"UK","origem":"CBS "," ano":"1988"},</text:p>
      <text:p text:style-name="P56">{"nome":"John Barnes","pais":"USA","origem":"Rich CA"," ano":"1982"}</text:p>
      <text:p text:style-name="P56">] }</text:p>
      <text:p text:style-name="P27"/>
      <text:p text:style-name="P62"><text:span text:style-name="T2">D</text:span><text:span text:style-name="T7">)</text:span></text:p>
      <text:p text:style-name="P27">{"jogador"=[</text:p>
      <text:p text:style-name="P27">{"nome"="Bob Moore","pais"="USA","origem"="Columbia"," ano"="1985"},</text:p>
      <text:p text:style-name="P27">{"nome"="Jimmy Greaves","pais"="UK","origem"="CBS "," ano"="1988"},</text:p>
      <text:p text:style-name="P27">{"nome"="John Barnes","pais"="USA","origem"="Rich CA"," ano"="1982"}</text:p>
      <text:p text:style-name="P27">] }</text:p>
      <text:p text:style-name="P27"/>
      <text:p text:style-name="P62"><text:span text:style-name="T2">E</text:span><text:span text:style-name="T7">)</text:span></text:p>
      <text:p text:style-name="P27">{"jogador"=[</text:p>
      <text:p text:style-name="P27">{"nome"="Bob Moore";"pais"="USA";"origem"="Columbia";" ano"="1985"};</text:p>
      <text:p text:style-name="P27">{"nome"="Jimmy Greaves";"pais"="UK";"origem"="CBS ";" ano"="1988"};</text:p>
      <text:p text:style-name="P27">{"nome"="John Barnes";"pais"="USA";"origem"="Rich CA";" ano"="1982"}</text:p>
      <text:p text:style-name="P27">]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8:13:53.928186965</meta:creation-date>
    <dc:date>2022-07-28T18:19:19.387979441</dc:date>
    <meta:editing-duration>PT5M2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9" meta:paragraph-count="288" meta:word-count="2070" meta:character-count="14867" meta:non-whitespace-character-count="12232"/>
  </office:meta>
</office:document-meta>
</file>